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000000040032F1F9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83cm" fo:margin-left="0.009cm" fo:margin-top="0cm" fo:margin-bottom="0cm" table:align="left" style:writing-mode="lr-tb"/>
    </style:style>
    <style:style style:name="Tabela1.A" style:family="table-column">
      <style:table-column-properties style:column-width="3.992cm"/>
    </style:style>
    <style:style style:name="Tabela1.B" style:family="table-column">
      <style:table-column-properties style:column-width="6.729cm"/>
    </style:style>
    <style:style style:name="Tabela1.C" style:family="table-column">
      <style:table-column-properties style:column-width="2.027cm"/>
    </style:style>
    <style:style style:name="Tabela1.D" style:family="table-column">
      <style:table-column-properties style:column-width="3.23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494cm" fo:keep-together="auto"/>
    </style:style>
    <style:style style:name="Tabela2" style:family="table">
      <style:table-properties style:width="15.983cm" fo:margin-left="0.009cm" fo:margin-top="0cm" fo:margin-bottom="0cm" table:align="left" style:writing-mode="lr-tb"/>
    </style:style>
    <style:style style:name="Tabela2.A" style:family="table-column">
      <style:table-column-properties style:column-width="6.992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6.48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pt" fo:country="BR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pt" fo:country="BR" officeooo:rsid="0013b939" officeooo:paragraph-rsid="0013b939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rsid="0013b939" officeooo:paragraph-rsid="0013b939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2pt" fo:language="pt" fo:country="BR" style:letter-kerning="true" style:font-name-asian="Aptos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text-properties style:font-name-complex="Times New Roman1" style:font-size-complex="12pt"/>
    </style:style>
    <style:style style:name="P8" style:family="paragraph" style:parent-style-name="Contents_20_1">
      <style:paragraph-properties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.27cm"/>
          <style:tab-stop style:position="15.983cm" style:type="right" style:leader-style="dotted" style:leader-text="."/>
        </style:tab-stops>
      </style:paragraph-properties>
    </style:style>
    <style:style style:name="P10" style:family="paragraph" style:parent-style-name="Meu_20_Titulo" style:list-style-name="WWNum1">
      <style:paragraph-properties fo:margin-top="0cm" fo:margin-bottom="0.141cm" style:contextual-spacing="false" fo:break-before="page"/>
    </style:style>
    <style:style style:name="P11" style:family="paragraph" style:parent-style-name="Meu_20_Titulo" style:list-style-name="WWNum1"/>
    <style:style style:name="P12" style:family="paragraph" style:parent-style-name="Standard">
      <style:text-properties fo:font-style="italic" style:font-style-asian="italic" style:font-name-complex="Times New Roman1" style:font-size-complex="12pt" style:font-style-complex="italic"/>
    </style:style>
    <style:style style:name="P13" style:family="paragraph" style:parent-style-name="List_20_Paragraph" style:list-style-name="WWNum2"/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pt" fo:country="BR" style:letter-kerning="true" style:font-name-asian="Aptos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name-complex="Arial2" style:font-weight-complex="bold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fo:font-style="italic" style:font-style-asian="italic" style:font-name-complex="Times New Roman1" style:font-size-complex="12pt" style:font-style-complex="italic"/>
    </style:style>
    <style:style style:name="T5" style:family="text">
      <style:text-properties fo:font-style="italic" officeooo:rsid="0013b939" style:font-style-asian="italic" style:font-name-complex="Times New Roman1" style:font-size-complex="12pt" style:font-style-complex="italic"/>
    </style:style>
    <style:style style:name="T6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family="Aptos" style:font-family-generic="roman" style:font-pitch="variable" style:font-name-asian="F" style:language-asian="pt" style:country-asian="BR" style:font-size-complex="12pt"/>
    </style:style>
    <style:style style:name="T8" style:family="text">
      <style:text-properties text:display="true"/>
    </style:style>
    <style:style style:name="T9" style:family="text">
      <style:text-properties fo:font-family="Aptos" style:font-family-generic="roman" style:font-pitch="variable" style:font-name-asian="F" style:language-asian="pt" style:country-asian="BR" style:font-size-complex="12pt" text:display="true"/>
    </style:style>
    <style:style style:name="T10" style:family="text">
      <style:text-properties style:font-name="Aptos Display" fo:font-size="14pt" fo:font-weight="bold" style:font-name-asian="F" style:font-size-asian="14pt" style:font-weight-asian="bold" style:font-name-complex="Times New Roman1" style:font-size-complex="12pt"/>
    </style:style>
    <style:style style:name="T11" style:family="text">
      <style:text-properties officeooo:rsid="00156f6b" style:font-name-complex="Times New Roman1" style:font-size-complex="12pt"/>
    </style:style>
    <style:style style:name="T12" style:family="text">
      <style:text-properties fo:font-style="italic" style:font-style-asian="italic" style:font-name-complex="Times New Roman1" style:font-size-complex="12pt"/>
    </style:style>
    <style:style style:name="T13" style:family="text">
      <style:text-properties officeooo:rsid="00166906" style:font-name-complex="Times New Roman1" style:font-size-complex="12pt"/>
    </style:style>
    <style:style style:name="T14" style:family="text">
      <style:text-properties officeooo:rsid="00177b09" style:font-name-complex="Times New Roman1" style:font-size-complex="12pt"/>
    </style:style>
    <style:style style:name="T15" style:family="text">
      <style:text-properties officeooo:rsid="0019196e" style:font-name-complex="Times New Roman1" style:font-size-complex="12pt"/>
    </style:style>
    <style:style style:name="T16" style:family="text">
      <style:text-properties fo:font-style="italic" style:text-underline-style="solid" style:text-underline-width="auto" style:text-underline-color="font-color" style:font-style-asian="italic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0pt" style:font-size-asian="10pt" style:font-name-complex="Times New Roman1" style:font-size-complex="10pt"/>
    </style:style>
    <style:style style:name="T19" style:family="text">
      <style:text-properties fo:font-size="10pt" fo:font-style="italic" style:font-size-asian="10pt" style:font-style-asian="italic" style:font-name-complex="Times New Roman1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Relatório Extensionista</text:span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 loext:marker-style-name="T3"><text:span text:style-name="T3">Curso</text:span><text:span text:style-name="T3"/></text:p>
          </table:table-cell>
          <table:table-cell table:style-name="Tabela1.A1" table:number-columns-spanned="3" office:value-type="string">
            <text:p text:style-name="P2" loext:marker-style-name="T3"><text:span text:style-name="T3">Análise e Desenvolvimento de Sistemas</text:span><text:span text:style-name="T3"/></text:p>
          </table:table-cell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2" loext:marker-style-name="T3"><text:span text:style-name="T3">Aluno</text:span><text:span text:style-name="T3"/></text:p>
          </table:table-cell>
          <table:table-cell table:style-name="Tabela1.A1" office:value-type="string">
            <text:p text:style-name="P3" loext:marker-style-name="T4"><text:span text:style-name="T4">Ayesha Nasiri</text:span></text:p>
          </table:table-cell>
          <table:table-cell table:style-name="Tabela1.A1" office:value-type="string">
            <text:p text:style-name="P2" loext:marker-style-name="T3"><text:span text:style-name="T3">Matrícula</text:span><text:span text:style-name="T3"/></text:p>
          </table:table-cell>
          <table:table-cell table:style-name="Tabela1.A1" office:value-type="string">
            <text:p text:style-name="P3" loext:marker-style-name="T4"><text:span text:style-name="T4">202509193251</text:span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3">Aluno</text:span><text:span text:style-name="T3"/></text:p>
          </table:table-cell>
          <table:table-cell table:style-name="Tabela1.A1" office:value-type="string">
            <text:p text:style-name="P5" loext:marker-style-name="T4"><text:span text:style-name="T4">Érick Santos Silvestre</text:span></text:p>
          </table:table-cell>
          <table:table-cell table:style-name="Tabela1.A1" office:value-type="string">
            <text:p text:style-name="P4" loext:marker-style-name="T3"><text:span text:style-name="T3">Matrícula</text:span><text:span text:style-name="T3"/></text:p>
          </table:table-cell>
          <table:table-cell table:style-name="Tabela1.A1" office:value-type="string">
            <text:p text:style-name="P5" loext:marker-style-name="T4"><text:span text:style-name="T4">202309965739</text:span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3">Aluno</text:span><text:span text:style-name="T3"/></text:p>
          </table:table-cell>
          <table:table-cell table:style-name="Tabela1.A1" office:value-type="string">
            <text:p text:style-name="P5" loext:marker-style-name="T4"><text:span text:style-name="T4">Gabriel Ruiz Cubas</text:span></text:p>
          </table:table-cell>
          <table:table-cell table:style-name="Tabela1.A1" office:value-type="string">
            <text:p text:style-name="P4" loext:marker-style-name="T3"><text:span text:style-name="T3">Matrícula</text:span><text:span text:style-name="T3"/></text:p>
          </table:table-cell>
          <table:table-cell table:style-name="Tabela1.A1" office:value-type="string">
            <text:p text:style-name="P5" loext:marker-style-name="T4"><text:span text:style-name="T4">202403830078</text:span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3">Aluno</text:span><text:span text:style-name="T3"/></text:p>
          </table:table-cell>
          <table:table-cell table:style-name="Tabela1.A1" office:value-type="string">
            <text:p text:style-name="P5" loext:marker-style-name="T4"><text:span text:style-name="T4">Isabella Reis da Silva</text:span></text:p>
          </table:table-cell>
          <table:table-cell table:style-name="Tabela1.A1" office:value-type="string">
            <text:p text:style-name="P4" loext:marker-style-name="T3"><text:span text:style-name="T3">Matrícula</text:span><text:span text:style-name="T3"/></text:p>
          </table:table-cell>
          <table:table-cell table:style-name="Tabela1.A1" office:value-type="string">
            <text:p text:style-name="P5" loext:marker-style-name="T4"><text:span text:style-name="T4">202402430823</text:span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3">Aluno</text:span><text:span text:style-name="T3"/></text:p>
          </table:table-cell>
          <table:table-cell table:style-name="Tabela1.A1" office:value-type="string">
            <text:p text:style-name="P5" loext:marker-style-name="T4"><text:span text:style-name="T4">Kaylane da C. De Souza Coutinho</text:span></text:p>
          </table:table-cell>
          <table:table-cell table:style-name="Tabela1.A1" office:value-type="string">
            <text:p text:style-name="P4" loext:marker-style-name="T3"><text:span text:style-name="T3">Matrícula</text:span><text:span text:style-name="T3"/></text:p>
          </table:table-cell>
          <table:table-cell table:style-name="Tabela1.A1" office:value-type="string">
            <text:p text:style-name="P5" loext:marker-style-name="T4"><text:span text:style-name="T4">202508851491</text:span></text:p>
          </table:table-cell>
        </table:table-row>
        <table:table-row table:style-name="Tabela1.1">
          <table:table-cell table:style-name="Tabela1.A1" office:value-type="string">
            <text:p text:style-name="P2" loext:marker-style-name="T3"><text:span text:style-name="T3">Orientador</text:span><text:span text:style-name="T3"/></text:p>
          </table:table-cell>
          <table:table-cell table:style-name="Tabela1.A1" office:value-type="string">
            <text:p text:style-name="P3" loext:marker-style-name="T4"><text:span text:style-name="T4">Prof. Paulo Daniel da Cruz</text:span></text:p>
          </table:table-cell>
          <table:table-cell table:style-name="Tabela1.A1" office:value-type="string">
            <text:p text:style-name="P6" loext:marker-style-name="T3"/>
          </table:table-cell>
          <table:table-cell table:style-name="Tabela1.A1" office:value-type="string">
            <text:p text:style-name="P6" loext:marker-style-name="T3"/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3">Período da Atividade</text:span><text:span text:style-name="T3"/></text:p>
          </table:table-cell>
          <table:table-cell table:style-name="Tabela1.A1" table:number-columns-spanned="3" office:value-type="string">
            <text:p text:style-name="P4" loext:marker-style-name="T3"><text:span text:style-name="T5">26/02/2026</text:span><text:span text:style-name="T3"> a </text:span><text:span text:style-name="T4">[Data de Término]</text:span></text:p>
          </table:table-cell>
          <table:covered-table-cell/>
          <table:covered-table-cell/>
        </table:table-row>
      </table:table>
      <text:p text:style-name="P7" loext:marker-style-name="T3"/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6"><text:span text:style-name="T6">Sumário</text:span><text:span text:style-name="T6"/></text:p>
          </text:index-title>
          <text:p text:style-name="P8" loext:marker-style-name="T7"><text:a xlink:type="simple" xlink:href="#_Toc190772104" text:style-name="Index_20_Link" text:visited-style-name="Index_20_Link">1.<text:span text:style-name="T7"><text:tab/></text:span>Introdução<text:span text:style-name="T8"><text:tab/>2</text:span></text:a></text:p>
          <text:p text:style-name="P8" loext:marker-style-name="T7"><text:a xlink:type="simple" xlink:href="#_Toc190772105" text:style-name="Index_20_Link" text:visited-style-name="Index_20_Link">2.<text:span text:style-name="T7"><text:tab/></text:span>Contexto da Empresa<text:span text:style-name="T8"><text:tab/>2</text:span></text:a></text:p>
          <text:p text:style-name="P8" loext:marker-style-name="T7"><text:a xlink:type="simple" xlink:href="#_Toc190772106" text:style-name="Index_20_Link" text:visited-style-name="Index_20_Link">3.<text:span text:style-name="T7"><text:tab/></text:span>Objetivos a serem alcançados pela atividade extensionista<text:span text:style-name="T8"><text:tab/>2</text:span></text:a></text:p>
          <text:p text:style-name="P8" loext:marker-style-name="T7"><text:a xlink:type="simple" xlink:href="#_Toc190772107" text:style-name="Index_20_Link" text:visited-style-name="Index_20_Link">4.<text:span text:style-name="T7"><text:tab/></text:span>Atividades Desenvolvidas<text:span text:style-name="T8"><text:tab/>2</text:span></text:a></text:p>
          <text:p text:style-name="P8" loext:marker-style-name="T7"><text:a xlink:type="simple" xlink:href="#_Toc190772108" text:style-name="Index_20_Link" text:visited-style-name="Index_20_Link">5.<text:span text:style-name="T7"><text:tab/></text:span>Principais Aprendizados<text:span text:style-name="T8"><text:tab/>3</text:span></text:a></text:p>
          <text:p text:style-name="P8" loext:marker-style-name="T7"><text:a xlink:type="simple" xlink:href="#_Toc190772109" text:style-name="Index_20_Link" text:visited-style-name="Index_20_Link">6.<text:span text:style-name="T7"><text:tab/></text:span>Resultados Obtidos<text:span text:style-name="T8"><text:tab/>3</text:span></text:a></text:p>
          <text:p text:style-name="P8" loext:marker-style-name="T7"><text:a xlink:type="simple" xlink:href="#_Toc190772110" text:style-name="Index_20_Link" text:visited-style-name="Index_20_Link">7.<text:span text:style-name="T7"><text:tab/></text:span>Conclusão<text:span text:style-name="T8"><text:tab/>4</text:span></text:a></text:p>
          <text:p text:style-name="P8" loext:marker-style-name="T7"><text:a xlink:type="simple" xlink:href="#_Toc190772111" text:style-name="Index_20_Link" text:visited-style-name="Index_20_Link">8.<text:span text:style-name="T7"><text:tab/></text:span>Agradecimentos<text:span text:style-name="T8"><text:tab/>4</text:span></text:a></text:p>
          <text:p text:style-name="P8" loext:marker-style-name="T7"><text:a xlink:type="simple" xlink:href="#_Toc190772112" text:style-name="Index_20_Link" text:visited-style-name="Index_20_Link">9.<text:span text:style-name="T7"><text:tab/></text:span>Aceite da Empresa<text:span text:style-name="T8"><text:tab/>4</text:span></text:a></text:p>
          <text:p text:style-name="P9" loext:marker-style-name="T7"><text:a xlink:type="simple" xlink:href="#_Toc190772113" text:style-name="Index_20_Link" text:visited-style-name="Index_20_Link">10. <text:s text:c="2"/>Anexos<text:span text:style-name="T8"><text:tab/>6</text:span></text:a><text:span text:style-name="T9"/></text:p>
          <text:p text:style-name="Standard"/>
        </text:index-body>
      </text:table-of-content>
      <text:p text:style-name="P7" loext:marker-style-name="T3"/>
      <text:p text:style-name="P7" loext:marker-style-name="T3"/>
      <text:p text:style-name="Standard" loext:marker-style-name="T10">Observação: o que está em itálico deve ser alterado e preenchido – Antes da entrega final apagar esta linha do seu trabalho.<text:span text:style-name="T10"/></text:p>
      <text:list text:style-name="WWNum1">
        <text:list-item>
          <text:h text:style-name="P10" text:outline-level="1"><text:bookmark-start text:name="_Toc190772104"/>Introdução<text:bookmark-end text:name="_Toc190772104"/></text:h>
        </text:list-item>
      </text:list>
      <text:p text:style-name="P7" loext:marker-style-name="T3"/>
      <text:p text:style-name="Standard" loext:marker-style-name="T3"><text:span text:style-name="T3">Neste relatório, apresento as atividades desenvolvidas durante a atividade extensionista no campo de Análise e Desenvolvimento de Sistemas. Esta atividade extensionista foi realizada como requisito para conclusão da disciplina </text:span><text:span text:style-name="T11">Programação para dispositivo móveis em Android</text:span><text:span text:style-name="T3"> da graduação em Análise e Desenvolvimento de Sistemas, fornecido pela Universidade Estácio unidade </text:span><text:span text:style-name="T11">Conceição</text:span><text:span text:style-name="T3">.</text:span></text:p>
      <text:p text:style-name="Standard" loext:marker-style-name="T12"><text:span text:style-name="T12">&lt;completar com conteúdo de ao menos uma página&gt;</text:span><text:span text:style-name="T12"/></text:p>
      <text:list text:continue-numbering="true" text:style-name="WWNum1">
        <text:list-item>
          <text:h text:style-name="P11" text:outline-level="1"><text:bookmark-start text:name="_Toc190772105"/>Contexto da Empresa<text:bookmark-end text:name="_Toc190772105"/></text:h>
        </text:list-item>
      </text:list>
      <text:p text:style-name="Standard" loext:marker-style-name="T3"><text:span text:style-name="T3">Nome da Empresa:</text:span><text:span text:style-name="T3"/></text:p>
      <text:p text:style-name="Standard" loext:marker-style-name="T3"><text:span text:style-name="T3">CNPJ da Empresa:</text:span><text:span text:style-name="T3"/></text:p>
      <text:p text:style-name="Standard" loext:marker-style-name="T3"><text:span text:style-name="T3">Nome do Representante da Empresa:</text:span><text:span text:style-name="T3"/></text:p>
      <text:p text:style-name="Standard" loext:marker-style-name="T3"><text:span text:style-name="T3">CPF do Representante da Empresa:</text:span><text:span text:style-name="T3"/></text:p>
      <text:p text:style-name="Standard" loext:marker-style-name="T3"><text:span text:style-name="T3">Localização:</text:span><text:span text:style-name="T3"/></text:p>
      <text:p text:style-name="Standard" loext:marker-style-name="T3"><text:span text:style-name="T3">Setor de Atuação:</text:span><text:span text:style-name="T3"/></text:p>
      <text:p text:style-name="Standard" loext:marker-style-name="T3"><text:span text:style-name="T3">Descrição da Empresa completa da empresa &lt;adicione fotos (fachada, produtos, sites)&gt;:</text:span><text:span text:style-name="T3"/></text:p>
      <text:p text:style-name="P7" loext:marker-style-name="T3"/>
      <text:list text:continue-numbering="true" text:style-name="WWNum1">
        <text:list-item>
          <text:h text:style-name="P11" text:outline-level="1"><text:bookmark-start text:name="_Toc190772106"/>Objetivos a serem alcançados pela atividade extensionista<text:bookmark-end text:name="_Toc190772106"/></text:h>
        </text:list-item>
      </text:list>
      <text:p text:style-name="P7" loext:marker-style-name="T3"/>
      <text:p text:style-name="Standard" loext:marker-style-name="T3"><text:span text:style-name="T3">Descreva o problema que a atividade extensionista pretende resolver:</text:span><text:span text:style-name="T3"/></text:p>
      <text:p text:style-name="Standard" loext:marker-style-name="T3"><text:span text:style-name="T3">[Descreva com o máximo de detalhes] </text:span><text:span text:style-name="T13">Este projeto tem como objetivo o desenvolvimento de um aplicativo móvel para o sistema Android voltado ao gerenciamento de agendamentos em uma clínica de psicológica. A proposta </text:span><text:span text:style-name="T14">busca facilitar a comunicação entre pacientes e profissionais da saúde</text:span><text:span text:style-name="T15">, permitindo a marcação e organização de consultas de forma simples e acessível.</text:span><text:span text:style-name="T13"> </text:span></text:p>
      <text:p text:style-name="P7" loext:marker-style-name="T3"/>
      <text:p text:style-name="P7" loext:marker-style-name="T3"><text:soft-page-break/></text:p>
      <text:list text:continue-numbering="true" text:style-name="WWNum1">
        <text:list-item>
          <text:h text:style-name="P11" text:outline-level="1"><text:bookmark-start text:name="_Toc190772107"/>Atividades Desenvolvidas<text:bookmark-end text:name="_Toc190772107"/></text:h>
        </text:list-item>
      </text:list>
      <text:p text:style-name="Standard" loext:marker-style-name="T4"><text:span text:style-name="T4">[Exemplo</text:span><text:span text:style-name="T4"/></text:p>
      <text:p text:style-name="Standard" loext:marker-style-name="T4"><text:span text:style-name="T4">Durante o período da atividade extensionista, as seguintes atividades foram realizadas:</text:span><text:span text:style-name="T4"/></text:p>
      <text:p text:style-name="Standard" loext:marker-style-name="T4"><text:span text:style-name="T4">Planejamento:</text:span><text:span text:style-name="T4"/></text:p>
      <text:p text:style-name="Standard" loext:marker-style-name="T4"><text:span text:style-name="T4">Análise de Requisitos: Participação na elicitação e documentação de requisitos de sistemas.</text:span><text:span text:style-name="T4"/></text:p>
      <text:p text:style-name="Standard" loext:marker-style-name="T16"><text:span text:style-name="T17">Cronograma: [o macro cronograma]</text:span><text:span text:style-name="T16"/></text:p>
      <text:p text:style-name="P12" loext:marker-style-name="T4"/>
      <text:p text:style-name="P12" loext:marker-style-name="T4"/>
      <text:p text:style-name="Standard" loext:marker-style-name="T4"><text:span text:style-name="T4">Desenvolvimento de Software: Contribuição para o desenvolvimento de módulos específicos de sistemas, utilizando linguagens de programação como [lista de linguagens utilizadas].</text:span><text:span text:style-name="T4"/></text:p>
      <text:p text:style-name="P12" loext:marker-style-name="T4"/>
      <text:p text:style-name="Standard" loext:marker-style-name="T4"><text:span text:style-name="T4">Testes de Software: Realização de testes de unidade e integração para garantir a qualidade do software desenvolvido.</text:span><text:span text:style-name="T4"/></text:p>
      <text:p text:style-name="P12" loext:marker-style-name="T4"/>
      <text:p text:style-name="Standard" loext:marker-style-name="T4"><text:span text:style-name="T4">Suporte Técnico: Prestação de suporte técnico aos usuários finais dos sistemas, identificando e resolvendo problemas relatados.]</text:span><text:span text:style-name="T4"/></text:p>
      <text:p text:style-name="P7" loext:marker-style-name="T3"/>
      <text:list text:continue-numbering="true" text:style-name="WWNum1">
        <text:list-item>
          <text:h text:style-name="P11" text:outline-level="1"><text:bookmark-start text:name="_Toc190772108"/>Principais Aprendizados<text:bookmark-end text:name="_Toc190772108"/></text:h>
        </text:list-item>
      </text:list>
      <text:p text:style-name="P7" loext:marker-style-name="T3"/>
      <text:p text:style-name="Standard" loext:marker-style-name="T3"><text:span text:style-name="T3">Durante a atividade extensionista, alguns dos principais aprendizados foram:</text:span><text:span text:style-name="T3"/></text:p>
      <text:p text:style-name="Standard" loext:marker-style-name="T4"><text:span text:style-name="T4">[Exemplo</text:span><text:span text:style-name="T4"/></text:p>
      <text:p text:style-name="Standard" loext:marker-style-name="T4"><text:span text:style-name="T4">Aprofundamento no entendimento do ciclo de vida de desenvolvimento de software.</text:span><text:span text:style-name="T4"/></text:p>
      <text:p text:style-name="Standard" loext:marker-style-name="T4"><text:span text:style-name="T4">Melhoria das habilidades de comunicação e trabalho em equipe.</text:span><text:span text:style-name="T4"/></text:p>
      <text:p text:style-name="Standard" loext:marker-style-name="T4"><text:soft-page-break/><text:span text:style-name="T4">Familiarização com ferramentas de controle de versão, como Git.]</text:span><text:span text:style-name="T4"/></text:p>
      <text:list xml:id="list212050483063946" text:continue-numbering="true" text:style-name="WWNum1">
        <text:list-item>
          <text:h text:style-name="P11" text:outline-level="1"><text:bookmark-start text:name="_Toc190772109"/>Resultados Obtidos<text:bookmark-end text:name="_Toc190772109"/></text:h>
        </text:list-item>
      </text:list>
      <text:p text:style-name="Standard"/>
      <text:list text:style-name="WWNum2">
        <text:list-item>
          <text:p text:style-name="P13">Descreva a jornada do início até a entrega, coloque aqui todos os principais pontos positivos, negativos e dificuldades</text:p>
        </text:list-item>
      </text:list>
      <text:p text:style-name="List_20_Paragraph"/>
      <text:list text:continue-numbering="true" text:style-name="WWNum2">
        <text:list-item>
          <text:p text:style-name="P13">Descreva os resultados obtidos com o seu trabalho extensionista.</text:p>
        </text:list-item>
      </text:list>
      <text:p text:style-name="List_20_Paragraph"/>
      <text:p text:style-name="List_20_Paragraph"/>
      <text:list text:continue-numbering="true" text:style-name="WWNum2">
        <text:list-item>
          <text:p text:style-name="P13">Papéis e responsabilidade: [coloque aqui o nome de cada integrante do grupo o principal papel e responsabilidade pelo trabalho].</text:p>
        </text:list-item>
      </text:list>
      <text:p text:style-name="List_20_Paragraph"/>
      <text:list text:continue-list="list212050483063946" text:style-name="WWNum1">
        <text:list-item>
          <text:h text:style-name="P11" text:outline-level="1"><text:bookmark-start text:name="_Toc190772110"/>Conclusão<text:bookmark-end text:name="_Toc190772110"/></text:h>
        </text:list-item>
      </text:list>
      <text:p text:style-name="Standard" loext:marker-style-name="T4"><text:span text:style-name="T4">[Descreva a conclusão da atividade com o máximo de detalhes</text:span><text:span text:style-name="T4"/></text:p>
      <text:p text:style-name="Standard" loext:marker-style-name="T4"><text:span text:style-name="T4">Exemplo</text:span><text:span text:style-name="T4"/></text:p>
      <text:p text:style-name="Standard" loext:marker-style-name="T4"><text:span text:style-name="T4">A atividade extensionista proporcionou uma experiência valiosa no campo de Análise e Desenvolvimento de Sistemas, permitindo a aplicação dos conhecimentos teóricos em um ambiente prático de trabalho. Os desafios enfrentados durante o desenvolvimento contribuíram significativamente para o meu crescimento profissional e pessoal.]</text:span><text:span text:style-name="T4"/></text:p>
      <text:p text:style-name="P7" loext:marker-style-name="T3"/>
      <text:list text:continue-numbering="true" text:style-name="WWNum1">
        <text:list-item>
          <text:h text:style-name="P11" text:outline-level="1"><text:s/><text:bookmark-start text:name="_Toc190772111"/>Agradecimentos<text:bookmark-end text:name="_Toc190772111"/></text:h>
        </text:list-item>
      </text:list>
      <text:p text:style-name="P7" loext:marker-style-name="T3"/>
      <text:p text:style-name="Standard" loext:marker-style-name="T3"><text:span text:style-name="T3">Gostaria de expressar minha gratidão à equipe da </text:span><text:span text:style-name="T4">[Nome da Empresa]</text:span><text:span text:style-name="T3"> e </text:span><text:span text:style-name="T4">[Nome do Representante</text:span><text:span text:style-name="T3"> </text:span><text:span text:style-name="T4">da Empresa]</text:span><text:span text:style-name="T3"> pela oportunidade concedida e pelo apoio prestado durante o período de estágio.</text:span></text:p>
      <text:p text:style-name="P7" loext:marker-style-name="T3"/>
      <text:list text:continue-numbering="true" text:style-name="WWNum1">
        <text:list-item>
          <text:h text:style-name="P11" text:outline-level="1"><text:bookmark-start text:name="_Toc190772112"/><text:soft-page-break/>Aceite da Empresa<text:bookmark-end text:name="_Toc190772112"/></text:h>
        </text:list-item>
      </text:list>
      <text:p text:style-name="Standard" loext:marker-style-name="T3"><text:span text:style-name="T3">Eu, [</text:span><text:span text:style-name="T4">Nome do Representante da Empresa</text:span><text:span text:style-name="T3">], representando [</text:span><text:span text:style-name="T4">Nome da Empresa ou Cliente</text:span><text:span text:style-name="T3">], declaro por meio deste documento que o desenvolvimento de software, intitulado </text:span><text:span text:style-name="T4">"[Nome do Software]"</text:span><text:span text:style-name="T3">, realizado pelos alunos do curso Analise e Desenvolvimento de Software do curso Tópicos de Big Data e Python <text:s/>[Nome dos alunos], atende aos requisitos acordados e está pronto para ser entregue e implementado conforme o acordo estabelecido.</text:span></text:p>
      <text:p text:style-name="P7" loext:marker-style-name="T3"/>
      <text:p text:style-name="Standard" loext:marker-style-name="T3"><text:span text:style-name="T3">Após revisão minuciosa do software em questão, confirmamos que o mesmo foi desenvolvido de acordo com as especificações acordadas, funcionalidades solicitadas e padrões de qualidade exigidos. Testes foram conduzidos e os resultados demonstram que o software atende às expectativas e necessidades do usuário final.</text:span><text:span text:style-name="T3"/></text:p>
      <text:p text:style-name="P7" loext:marker-style-name="T3"/>
      <text:p text:style-name="Standard" loext:marker-style-name="T3"><text:span text:style-name="T3">Declaramos também que o software desenvolvido é uma doação dos alunos para a empresa [</text:span><text:span text:style-name="T4">Nome da Empresa ou Cliente</text:span><text:span text:style-name="T3">], a quaisquer ajustes, correções ou melhorias acordadas durante o processo de desenvolvimento foram devidamente implementados e testados, garantindo assim a estabilidade e funcionalidade do produto final, sem que haja qualquer manutenção posterior ou garantia do software.</text:span></text:p>
      <text:p text:style-name="P7" loext:marker-style-name="T3"/>
      <text:p text:style-name="Standard" loext:marker-style-name="T3"><text:span text:style-name="T3">Assim, aceitamos formalmente o desenvolvimento de software e seu código fonte entregue pelos alunos do curso Análise e Desenvolvimento de Sistemas pelos alunos </text:span><text:span text:style-name="T4">[Nome dos alunos], </text:span><text:span text:style-name="T3">reconhecendo-o como entregue, sem qualquer ônus ou garantia posterior e pronto para uso.</text:span></text:p>
      <text:p text:style-name="Standard" loext:marker-style-name="T3"><text:span text:style-name="T3">Data: [</text:span><text:span text:style-name="T4">Data de Aceite</text:span><text:span text:style-name="T3">]</text:span></text:p>
      <text:p text:style-name="Standard" loext:marker-style-name="T3"><text:span text:style-name="T3">Assinaturas:</text:span><text:span text:style-name="T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 loext:marker-style-name="T18"><text:span text:style-name="T18">____________________________________</text:span><text:span text:style-name="T18"/></text:p>
            <text:p text:style-name="P14" loext:marker-style-name="T18"/>
            <text:p text:style-name="P4" loext:marker-style-name="T18"><text:span text:style-name="T18">[</text:span><text:span text:style-name="T19">Nome do Representante da Empresa</text:span><text:span text:style-name="T18">]</text:span></text:p>
            <text:p text:style-name="P14" loext:marker-style-name="T18"/>
          </table:table-cell>
          <table:table-cell table:style-name="Tabela2.A1" office:value-type="string">
            <text:p text:style-name="P14" loext:marker-style-name="T18"/>
          </table:table-cell>
          <table:table-cell table:style-name="Tabela2.A1" office:value-type="string">
            <text:p text:style-name="P4" loext:marker-style-name="T18"><text:span text:style-name="T18">__________________________________</text:span><text:span text:style-name="T18"/></text:p>
            <text:p text:style-name="P14" loext:marker-style-name="T18"/>
            <text:p text:style-name="P4" loext:marker-style-name="T18"><text:span text:style-name="T18">Fabio da Roza Oliveira</text:span><text:span text:style-name="T18"/></text:p>
            <text:p text:style-name="P14" loext:marker-style-name="T18"/>
          </table:table-cell>
        </table:table-row>
      </table:table>
      <text:p text:style-name="P7" loext:marker-style-name="T3"/>
      <text:p text:style-name="Standard" loext:marker-style-name="T3"><text:span text:style-name="T3">Este documento formaliza o aceite do desenvolvimento de software e serve como confirmação por parte empresa de que o produto foi entregue.</text:span><text:span text:style-name="T3"/></text:p>
      <text:list text:continue-numbering="true" text:style-name="WWNum1">
        <text:list-item>
          <text:h text:style-name="P11" text:outline-level="1"><text:bookmark-start text:name="_Toc190772113"/><text:soft-page-break/>Anexos<text:bookmark-end text:name="_Toc190772113"/></text:h>
        </text:list-item>
      </text:list>
      <text:p text:style-name="Standard" loext:marker-style-name="T4"><text:span text:style-name="T4">Códigos e analises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Aptos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pt" fo:country="BR" style:letter-kerning="true" style:font-name-asian="Aptos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eu_20_Titulo" style:display-name="Meu Titulo" style:family="paragraph" style:parent-style-name="Heading_20_1" loext:linked-style-name="Meu_20_Titulo_20_Char" style:auto-update="true" style:list-style-name="WWNum1">
      <style:text-properties style:use-window-font-color="true" loext:opacity="0%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font-size="16pt" style:letter-kerning="false" style:font-size-asian="16pt" style:language-asian="pt" style:country-asian="BR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Meu_20_Titulo_20_Char" style:display-name="Meu Titulo Char" style:family="text" style:parent-style-name="Título_20_1_20_Char" loext:linked-style-name="Meu_20_Titulo">
      <style:text-properties fo:color="#0f4761" loext:opacity="100%" style:font-name="Aptos Display" fo:font-family="'Aptos Display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ela3" style:family="table">
      <style:table-properties style:width="14.993cm" fo:margin-left="0cm" fo:margin-top="0cm" fo:margin-bottom="0cm" table:align="left" style:writing-mode="lr-tb"/>
    </style:style>
    <style:style style:name="Tabela3.A" style:family="table-column">
      <style:table-column-properties style:column-width="3.239cm"/>
    </style:style>
    <style:style style:name="Tabela3.B" style:family="table-column">
      <style:table-column-properties style:column-width="2.505cm"/>
    </style:style>
    <style:style style:name="Tabela3.C" style:family="table-column">
      <style:table-column-properties style:column-width="9.25cm"/>
    </style:style>
    <style:style style:name="Tabela3.1" style:family="table-row">
      <style:table-row-properties style:min-row-height="0.238cm" fo:keep-together="auto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3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3.2" style:family="table-row">
      <style:table-row-properties style:min-row-height="0.4cm" fo:keep-together="auto"/>
    </style:style>
    <style:style style:name="Tabela3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MP1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2pt" fo:language="pt" fo:country="BR" style:letter-kerning="true" style:font-name-asian="Aptos" style:font-size-asian="12pt" style:language-asian="en" style:country-asian="US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pt" fo:country="BR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pt" fo:country="BR" officeooo:rsid="0013b939" officeooo:paragraph-rsid="0013b939" style:letter-kerning="true" style:font-name-asian="Aptos" style:font-size-asian="12pt" style:language-asian="en" style:country-asian="US" style:font-name-complex="F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Arial1" fo:font-size="12pt" fo:language="pt" fo:country="BR" style:letter-kerning="true" style:font-name-asian="Aptos" style:font-size-asian="12pt" style:language-asian="en" style:country-asian="US" style:font-name-complex="Arial2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1" fo:font-size="12pt" fo:language="pt" fo:country="BR" style:letter-kerning="true" style:font-name-asian="Aptos" style:font-size-asian="12pt" style:language-asian="en" style:country-asian="US" style:font-name-complex="Arial2" style:font-size-complex="11pt" style:language-complex="ar" style:country-complex="SA"/>
    </style:style>
    <style:style style:name="MT1" style:family="text">
      <style:text-properties style:font-name="Arial1" style:font-name-complex="Arial2"/>
    </style:style>
    <style:style style:name="MT2" style:family="text">
      <style:text-properties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 loext:marker-style-name="MT1"><draw:frame draw:style-name="Mfr1" draw:name="Picture 2" text:anchor-type="as-char" svg:width="2.84cm" svg:height="0.811cm" draw:z-index="5"><draw:image xlink:href="Pictures/10000001000000E000000040032F1F93.png" xlink:type="simple" xlink:show="embed" xlink:actuate="onLoad" draw:mime-type="image/png"/><svg:desc>Logo</svg:desc></draw:frame></text:p>
            </table:table-cell>
            <table:table-cell table:style-name="Tabela3.B1" office:value-type="string">
              <text:p text:style-name="MP2" loext:marker-style-name="MT2"><text:span text:style-name="MT2">Curso</text:span><text:span text:style-name="MT2"/></text:p>
            </table:table-cell>
            <table:table-cell table:style-name="Tabela3.B1" office:value-type="string">
              <text:p text:style-name="MP3" loext:marker-style-name="MT2"><text:span text:style-name="MT2">Análise e Desenvolvimento de Sistemas</text:span></text:p>
            </table:table-cell>
          </table:table-row>
          <table:table-row table:style-name="Tabela3.2">
            <table:covered-table-cell table:style-name="Tabela3.A1"/>
            <table:table-cell table:style-name="Tabela3.B2" office:value-type="string">
              <text:p text:style-name="MP2" loext:marker-style-name="MT2"><text:span text:style-name="MT2">Disciplina</text:span><text:span text:style-name="MT2"/></text:p>
            </table:table-cell>
            <table:table-cell table:style-name="Tabela3.B2" office:value-type="string">
              <text:p text:style-name="MP3" loext:marker-style-name="MT2"><text:span text:style-name="MT2">Programação para dispositivos móveis em Android</text:span></text:p>
            </table:table-cell>
          </table:table-row>
          <table:table-row table:style-name="Tabela3.2">
            <table:table-cell table:style-name="Tabela3.A1" table:number-columns-spanned="3" office:value-type="string">
              <text:p text:style-name="MP4" loext:marker-style-name="MT1"/>
            </table:table-cell>
            <table:covered-table-cell/>
            <table:covered-table-cell/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bio da Roza Oliveira</meta:initial-creator>
    <meta:editing-cycles>16</meta:editing-cycles>
    <meta:print-date>2024-09-11T17:09:00</meta:print-date>
    <meta:creation-date>2024-03-26T20:05:00</meta:creation-date>
    <dc:date>2026-03-12T21:20:48.520022000</dc:date>
    <meta:editing-duration>PT2H7M57S</meta:editing-duration>
    <meta:generator>LibreOffice/25.2.7.2$Windows_X86_64 LibreOffice_project/5cbfd1ab6520636bb5f7b99185aa69bd7456825d</meta:generator>
    <meta:document-statistic meta:table-count="3" meta:image-count="1" meta:object-count="0" meta:page-count="6" meta:paragraph-count="97" meta:word-count="813" meta:character-count="5701" meta:non-whitespace-character-count="4991"/>
    <meta:user-defined meta:name="AppVersion">16.0000</meta:user-defined>
    <meta:template xlink:type="simple" xlink:actuate="onRequest" xlink:title="Normal.dotm" xlink:href=""/>
  </office:meta>
</office:document-meta>
</file>